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officeooo:paragraph-rsid="001f9d9c"/>
    </style:style>
    <style:style style:name="P2" style:family="paragraph" style:parent-style-name="Text_20_body" style:list-style-name="L1">
      <style:paragraph-properties fo:text-align="justify" style:justify-single-word="false"/>
      <style:text-properties fo:font-weight="bold" officeooo:paragraph-rsid="001f9d9c" style:font-weight-asian="bold" style:font-weight-complex="bold"/>
    </style:style>
    <style:style style:name="P3" style:family="paragraph" style:parent-style-name="Text_20_body" style:list-style-name="L1">
      <style:paragraph-properties fo:text-align="justify" style:justify-single-word="false"/>
      <style:text-properties fo:font-weight="bold" officeooo:paragraph-rsid="00206ca5" style:font-weight-asian="bold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f9d9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06ca5" style:font-style-asian="normal" style:font-weight-asian="normal" style:font-style-complex="normal" style:font-weight-complex="normal"/>
    </style:style>
    <style:style style:name="T5" style:family="text">
      <style:text-properties fo:font-style="normal" officeooo:rsid="001f9d9c" style:font-style-asian="normal" style:font-style-complex="normal"/>
    </style:style>
    <style:style style:name="T6" style:family="text">
      <style:text-properties fo:font-style="normal" officeooo:rsid="00197833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77644043" text:style-name="L1">
        <text:list-item>
          <text:p text:style-name="P1"><text:span text:style-name="T1">usabilità:</text:span><text:span text:style-name="T2"> </text:span><text:span text:style-name="T3">il sistema deve seguire appieno le necessità di comprensione del contesto da parte dell'utente attraverso interfacce chiare e funzionalità ben distribuite ed eventualmente commentate, mettendo in evidenza i punti fondamentali nelle funzionalità di assunzione, modifica e cancellazione del personale, specificando i campi obbligatori e visualizzando messaggi di errore in caso di modifiche errate o non autorizzate;</text:span></text:p>
        </text:list-item>
        <text:list-item>
          <text:p text:style-name="P1"><text:span text:style-name="T1">performance:</text:span><text:span text:style-name="T2"> </text:span><text:span text:style-name="T3">la risposta del sistema dev'essere rapida all'occhio, al fine di evitare problemi dovuti ad un apparente stato di fermo del sistema come un doppio inserimento o casi analoghi relativi alla gestione del personale;</text:span></text:p>
        </text:list-item>
        <text:list-item>
          <text:p text:style-name="P2"><text:span text:style-name="T5">affidabilità:</text:span><text:span text:style-name="T3"> il sistema deve essere solido ed affidabile anche nei casi più critici, deve sempre essere capace di reperire i dati relativi alla gestione del personale; può tollerare situazioni di down temporaneo;</text:span></text:p>
        </text:list-item>
        <text:list-item>
          <text:p text:style-name="P3"><text:span text:style-name="T5">sicurezza </text:span><text:span text:style-name="T6">e </text:span><text:span text:style-name="T5">tutela degli aspetti legali:</text:span><text:span text:style-name="T3"> </text:span><text:span text:style-name="T4">le informazioni relative al personale che il sistema gestisce e mantiene in memoria devono essere protette da esso al fine di evitare la perdita dei dati, al fine di rispettare anche gli aspetti legali ad essi lega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1:37:47</meta:creation-date>
    <dc:date>2012-10-21T11:56:59</dc:date>
    <meta:editing-duration>PT4M12S</meta:editing-duration>
    <meta:editing-cycles>1</meta:editing-cycles>
    <meta:document-statistic meta:table-count="0" meta:image-count="0" meta:object-count="0" meta:page-count="1" meta:paragraph-count="4" meta:word-count="170" meta:character-count="1125" meta:non-whitespace-character-count="963"/>
    <meta:generator>LibreOffice/3.6$MacOSX_x86 LibreOffice_project/da8c1e6-fd468f4-454e206-f42a4a9-143cfd</meta:generator>
  </office:meta>
</office:document-meta>
</file>